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ff949" officeooo:paragraph-rsid="000ff949"/>
    </style:style>
    <style:style style:name="P2" style:family="paragraph" style:parent-style-name="Text_20_body">
      <style:text-properties officeooo:rsid="00112bab" officeooo:paragraph-rsid="001302ee"/>
    </style:style>
    <style:style style:name="P3" style:family="paragraph" style:parent-style-name="Text_20_body">
      <style:text-properties style:text-underline-style="none" officeooo:rsid="001371d5" officeooo:paragraph-rsid="001371d5"/>
    </style:style>
    <style:style style:name="P4" style:family="paragraph" style:parent-style-name="Text_20_body">
      <style:text-properties style:text-underline-style="none" officeooo:rsid="00181e0a" officeooo:paragraph-rsid="00181e0a"/>
    </style:style>
    <style:style style:name="P5" style:family="paragraph" style:parent-style-name="Text_20_body">
      <style:text-properties style:text-underline-style="none" officeooo:rsid="0018fc44" officeooo:paragraph-rsid="0018fc44"/>
    </style:style>
    <style:style style:name="P6" style:family="paragraph" style:parent-style-name="Text_20_body" style:list-style-name="L1">
      <style:text-properties style:text-underline-style="none" officeooo:rsid="0018fc44" officeooo:paragraph-rsid="0018fc44"/>
    </style:style>
    <style:style style:name="P7" style:family="paragraph" style:parent-style-name="Text_20_body">
      <style:text-properties style:text-underline-style="none" officeooo:rsid="001be4fa" officeooo:paragraph-rsid="001be4fa"/>
    </style:style>
    <style:style style:name="P8" style:family="paragraph" style:parent-style-name="Text_20_body" style:list-style-name="L2">
      <style:text-properties style:text-underline-style="none" officeooo:rsid="001be4fa" officeooo:paragraph-rsid="001be4fa"/>
    </style:style>
    <style:style style:name="P9" style:family="paragraph" style:parent-style-name="Text_20_body" style:list-style-name="L2">
      <style:text-properties style:text-underline-style="none" officeooo:rsid="001c6f61" officeooo:paragraph-rsid="001c6f61"/>
    </style:style>
    <style:style style:name="P10" style:family="paragraph" style:parent-style-name="Text_20_body" style:list-style-name="L2">
      <style:text-properties style:text-underline-style="none" officeooo:rsid="001de0fb" officeooo:paragraph-rsid="001de0fb"/>
    </style:style>
    <style:style style:name="P11" style:family="paragraph" style:parent-style-name="Text_20_body">
      <style:text-properties style:text-underline-style="none" officeooo:rsid="001de0fb" officeooo:paragraph-rsid="001de0fb"/>
    </style:style>
    <style:style style:name="P12" style:family="paragraph" style:parent-style-name="Text_20_body">
      <style:text-properties style:text-underline-style="none" officeooo:rsid="001f12ff" officeooo:paragraph-rsid="001f12ff"/>
    </style:style>
    <style:style style:name="P13" style:family="paragraph" style:parent-style-name="Text_20_body">
      <style:text-properties style:text-underline-style="none" officeooo:rsid="001f7b99" officeooo:paragraph-rsid="001f7b99"/>
    </style:style>
    <style:style style:name="P14" style:family="paragraph" style:parent-style-name="Text_20_body">
      <style:text-properties style:text-underline-style="none" officeooo:rsid="001fe817" officeooo:paragraph-rsid="001fe817"/>
    </style:style>
    <style:style style:name="P15" style:family="paragraph" style:parent-style-name="Text_20_body">
      <style:text-properties style:text-underline-style="none" officeooo:rsid="0021ae96" officeooo:paragraph-rsid="0021ae96"/>
    </style:style>
    <style:style style:name="P16" style:family="paragraph" style:parent-style-name="Text_20_body">
      <style:text-properties style:text-underline-style="none" fo:font-weight="normal" officeooo:rsid="0023bb53" officeooo:paragraph-rsid="0023bb53" style:font-weight-asian="normal" style:font-weight-complex="normal"/>
    </style:style>
    <style:style style:name="P17" style:family="paragraph" style:parent-style-name="Text_20_body">
      <style:text-properties style:text-underline-style="none" fo:font-weight="normal" officeooo:rsid="0026550b" officeooo:paragraph-rsid="0026550b" style:font-weight-asian="normal" style:font-weight-complex="normal"/>
    </style:style>
    <style:style style:name="P18" style:family="paragraph" style:parent-style-name="Text_20_body" style:list-style-name="L3">
      <style:text-properties style:text-underline-style="none" fo:font-weight="normal" officeooo:rsid="0026550b" officeooo:paragraph-rsid="0026550b" style:font-weight-asian="normal" style:font-weight-complex="normal"/>
    </style:style>
    <style:style style:name="P19" style:family="paragraph" style:parent-style-name="Text_20_body">
      <style:text-properties style:text-underline-style="none" fo:font-weight="normal" officeooo:rsid="00268be1" officeooo:paragraph-rsid="00268be1" style:font-weight-asian="normal" style:font-weight-complex="normal"/>
    </style:style>
    <style:style style:name="P20" style:family="paragraph" style:parent-style-name="Text_20_body">
      <style:text-properties style:text-underline-style="solid" style:text-underline-width="auto" style:text-underline-color="font-color" officeooo:rsid="0018fc44" officeooo:paragraph-rsid="0018fc44"/>
    </style:style>
    <style:style style:name="P21" style:family="paragraph" style:parent-style-name="Text_20_body">
      <style:text-properties style:text-underline-style="solid" style:text-underline-width="auto" style:text-underline-color="font-color" officeooo:rsid="001aeae0" officeooo:paragraph-rsid="001aeae0"/>
    </style:style>
    <style:style style:name="P22" style:family="paragraph" style:parent-style-name="Text_20_body">
      <style:text-properties style:text-underline-style="solid" style:text-underline-width="auto" style:text-underline-color="font-color" officeooo:rsid="001f12ff" officeooo:paragraph-rsid="001f12ff"/>
    </style:style>
    <style:style style:name="P23" style:family="paragraph" style:parent-style-name="Text_20_body">
      <style:text-properties style:text-underline-style="solid" style:text-underline-width="auto" style:text-underline-color="font-color" officeooo:rsid="0021ae96" officeooo:paragraph-rsid="0021ae96"/>
    </style:style>
    <style:style style:name="P24" style:family="paragraph" style:parent-style-name="Text_20_body">
      <style:text-properties style:text-underline-style="solid" style:text-underline-width="auto" style:text-underline-color="font-color" officeooo:rsid="0023bb53" officeooo:paragraph-rsid="0023bb53"/>
    </style:style>
    <style:style style:name="P25" style:family="paragraph" style:parent-style-name="Text_20_body">
      <style:text-properties style:text-underline-style="solid" style:text-underline-width="auto" style:text-underline-color="font-color" fo:font-weight="normal" officeooo:rsid="0024751c" officeooo:paragraph-rsid="0024751c" style:font-weight-asian="normal" style:font-weight-complex="normal"/>
    </style:style>
    <style:style style:name="P26" style:family="paragraph" style:parent-style-name="Text_20_body">
      <style:text-properties style:text-underline-style="solid" style:text-underline-width="auto" style:text-underline-color="font-color" fo:font-weight="normal" officeooo:rsid="00268be1" officeooo:paragraph-rsid="00268be1" style:font-weight-asian="normal" style:font-weight-complex="normal"/>
    </style:style>
    <style:style style:name="P27" style:family="paragraph" style:parent-style-name="Title">
      <style:text-properties officeooo:rsid="000ff949" officeooo:paragraph-rsid="000ff949"/>
    </style:style>
    <style:style style:name="T1" style:family="text">
      <style:text-properties officeooo:rsid="001302ee"/>
    </style:style>
    <style:style style:name="T2" style:family="text">
      <style:text-properties style:text-underline-style="solid" style:text-underline-width="auto" style:text-underline-color="font-color" officeooo:rsid="001302ee"/>
    </style:style>
    <style:style style:name="T3" style:family="text">
      <style:text-properties officeooo:rsid="001425af"/>
    </style:style>
    <style:style style:name="T4" style:family="text">
      <style:text-properties officeooo:rsid="00150e0c"/>
    </style:style>
    <style:style style:name="T5" style:family="text">
      <style:text-properties officeooo:rsid="0016a1b8"/>
    </style:style>
    <style:style style:name="T6" style:family="text">
      <style:text-properties officeooo:rsid="0017c096"/>
    </style:style>
    <style:style style:name="T7" style:family="text">
      <style:text-properties officeooo:rsid="0022bc09"/>
    </style:style>
    <style:style style:name="T8" style:family="text">
      <style:text-properties officeooo:rsid="0023bb53"/>
    </style:style>
    <style:style style:name="T9" style:family="text">
      <style:text-properties officeooo:rsid="002475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Virtualization</text:p>
      <text:p text:style-name="P1">Paging: Faster Translations (TLBs)</text:p>
      <text:p text:style-name="P2">Using paging as the core mechanism to support virtual memory can lead to high performance overheads. <text:span text:style-name="T1">Going to memory for translation information before every instruction fetch or explicit load or store is prohibitively slow.</text:span></text:p>
      <text:p text:style-name="P2"><text:s/><text:span text:style-name="T2">Crux: How Do We Speed Up Address Translation?</text:span></text:p>
      <text:p text:style-name="P3">When we want to do something fast, the OS usually takes help from hardware. <text:span text:style-name="T3">We add a Translation Lookaside Buffer (TLB). </text:span><text:span text:style-name="T4">A TLB is part of the chip’s memory management unit (MMU). </text:span><text:span text:style-name="T5">A TLB is simply a hardware cache of popular virtual-to-physical address translations. A better name for a TLB is an address-translation cache. </text:span><text:span text:style-name="T6">Upon each virtual memory translation, the hardware first checks the cache to see if the desired translation resides in there. </text:span></text:p>
      <text:p text:style-name="P4">If a translation is found within the cache (the TLB), the translation is performed quick without having to consult the slow page table. Basically, TLB’s makes virtual memory possible. </text:p>
      <text:p text:style-name="P20">19.1 TLB Basic Algorithm</text:p>
      <text:p text:style-name="P5">The Control Flow Algorithm:</text:p>
      <text:list xml:id="list817679173" text:style-name="L1">
        <text:list-item>
          <text:p text:style-name="P6">TLB hit → Fast, retrieve the data, little overhead</text:p>
        </text:list-item>
        <text:list-item>
          <text:p text:style-name="P6">TLB miss → Slow, access page table and update the TLB, A lot of overhead</text:p>
        </text:list-item>
      </text:list>
      <text:p text:style-name="P21">19.2 Example: Accessing An Array</text:p>
      <text:p text:style-name="P7">How can we improve the performance of a TLB cache.</text:p>
      <text:list xml:id="list4140618396" text:style-name="L2">
        <text:list-item>
          <text:p text:style-name="P8">Spatial Locality: Elements are packed tightly into space so only the first access to an element on a page yields a TLB miss.</text:p>
          <text:list>
            <text:list-item>
              <text:p text:style-name="P9">Page size is of significance since if we have have a larger page we suffer less cache misses. </text:p>
            </text:list-item>
            <text:list-item>
              <text:p text:style-name="P9">Thus, a typical page size is 4 Kilobytes.</text:p>
            </text:list-item>
          </text:list>
        </text:list-item>
        <text:list-item>
          <text:p text:style-name="P10">Temporal Spatiality: If we have a big cache, reaccess may result in higher hit-rate due to that elements are already in cache <text:s/>since last usage. </text:p>
        </text:list-item>
      </text:list>
      <text:p text:style-name="P11">TLB relies on both spatial and temporal locality just like any other cache. </text:p>
      <text:p text:style-name="P22">Tip: Use Caching When Possible</text:p>
      <text:p text:style-name="P12">Caching is one of the fundamental performance techniques in computer systems. Simply, it is making the “common case” fast. </text:p>
      <text:p text:style-name="P13">A fast cache is small due to the law of physics (speed of light etc). </text:p>
      <text:p text:style-name="P14">The types of usage is important. </text:p>
      <text:p text:style-name="P23">19.3 Who Handles The TLB Miss?</text:p>
      <text:p text:style-name="P15"><text:soft-page-break/>Older systems e.g. <text:s/>Intel x86 (CISC) uses hardware to manage a TLB miss. More modern architectures (e.g. MIPS or Sun’s SPARC) uses software managed TLBs <text:span text:style-name="T7">using a trap handler. To avoid infinite cache misses one can keep miss handlers in physical memory (unmapped, not subject to address translations) or use permanently valid translations for the handler code itself. </text:span><text:span text:style-name="T8">Software managed TLBs are more flexible. </text:span></text:p>
      <text:p text:style-name="P24">19.4 TLB Contents: What’s In There?</text:p>
      <text:p text:style-name="P16">A typical TLB is a fully-associative cache. This means that any given translation can be anywhere in the TLB. <text:span text:style-name="T9">A TLB may have 32, 64 or 128 entries. </text:span></text:p>
      <text:p text:style-name="P17">It may have: </text:p>
      <text:list xml:id="list2820250643" text:style-name="L3">
        <text:list-item>
          <text:p text:style-name="P18">A valid bit</text:p>
        </text:list-item>
        <text:list-item>
          <text:p text:style-name="P18">Protection bits</text:p>
        </text:list-item>
        <text:list-item>
          <text:p text:style-name="P18">Dirty bit</text:p>
        </text:list-item>
        <text:list-item>
          <text:p text:style-name="P18">Address space identifier</text:p>
        </text:list-item>
        <text:list-item>
          <text:p text:style-name="P18">etc</text:p>
        </text:list-item>
      </text:list>
      <text:p text:style-name="P25">Aside: A TLB valid bit is not the same as a Page table valid bit: </text:p>
      <text:p text:style-name="P26">19.5 TLB Issue: Context Switching</text:p>
      <text:p text:style-name="P19"/>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9:09:27.777185405</meta:creation-date>
    <dc:date>2020-12-07T19:50:35.275252608</dc:date>
    <meta:editing-duration>PT40M56S</meta:editing-duration>
    <meta:editing-cycles>25</meta:editing-cycles>
    <meta:generator>LibreOffice/6.4.6.2$Linux_X86_64 LibreOffice_project/40$Build-2</meta:generator>
    <meta:document-statistic meta:table-count="0" meta:image-count="0" meta:object-count="0" meta:page-count="2" meta:paragraph-count="33" meta:word-count="478" meta:character-count="2747" meta:non-whitespace-character-count="2298"/>
  </office:meta>
</office:document-meta>
</file>